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31_11-43-56_000.jpg</text:p>
          </table:table-cell>
          <table:table-cell table:style-name="ce19" office:value-type="string">
            <text:p>:m RES 1*2 / free# JVEMV6 68#_81:1 / 68. theoretical-physics(tp) / w=~,topics=Cn級関数：f_xy=f_yx；平均値の定理,other=i-1.1,s=~,i=~,doc=r-6-1~6;r-5-2~8#7.1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2]=&quot;&quot;;[.C2];CONCATENATE([.C2];&quot; / &quot;;[.E2]))" office:value-type="string" office:string-value=":m RES 1*2 / free# JVEMV6 68#_81:1 / 68. theoretical-physics(tp) / w=~,topics=Cn級関数：f_xy=f_yx；平均値の定理,other=i-1.1,s=~,i=~,doc=r-6-1~6;r-5-2~8#7.1">
            <text:p>:m RES 1*2 / free# JVEMV6 68#_81:1 / 68. theoretical-physics(tp) / w=~,topics=Cn級関数：f_xy=f_yx；平均値の定理,other=i-1.1,s=~,i=~,doc=r-6-1~6;r-5-2~8#7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31_11-44-26_000.jpg</text:p>
          </table:table-cell>
          <table:table-cell table:style-name="ce19" office:value-type="string">
            <text:p>:m RES 2*2 / free# JVEMV6 68#_81:1 / 68. theoretical-physics(tp) / w=~,topics=Cn級関数：f_xy=f_yx；平均値の定理,other=i-1.1,s=~,i=~,doc=r-6-1~6;r-5-2~8#7.1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3]=&quot;&quot;;[.C3];CONCATENATE([.C3];&quot; / &quot;;[.E3]))" office:value-type="string" office:string-value=":m RES 2*2 / free# JVEMV6 68#_81:1 / 68. theoretical-physics(tp) / w=~,topics=Cn級関数：f_xy=f_yx；平均値の定理,other=i-1.1,s=~,i=~,doc=r-6-1~6;r-5-2~8#7.1">
            <text:p>:m RES 2*2 / free# JVEMV6 68#_81:1 / 68. theoretical-physics(tp) / w=~,topics=Cn級関数：f_xy=f_yx；平均値の定理,other=i-1.1,s=~,i=~,doc=r-6-1~6;r-5-2~8#7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31_11-45-40_000.jpg</text:p>
          </table:table-cell>
          <table:table-cell table:style-name="ce19" office:value-type="string">
            <text:p>:m 1*1 / math / topic=偏微分, about=実際に計算してみる：xy/(x^2+y^2),other=~,id=~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4]=&quot;&quot;;[.C4];CONCATENATE([.C4];&quot; / &quot;;[.E4]))" office:value-type="string" office:string-value=":m 1*1 / math / topic=偏微分, about=実際に計算してみる：xy/(x^2+y^2),other=~,id=~">
            <text:p>:m 1*1 / math / topic=偏微分, about=実際に計算してみる：xy/(x^2+y^2),other=~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31_12-12-5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9.672241 E-139-34-48.446044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8-31_15-37-55_000.jpg</text:p>
          </table:table-cell>
          <table:table-cell table:style-name="ce19" office:value-type="string">
            <text:p>:m RES 1*2 / free# JVEMV6 68#_81:2 / 68. theoretical-physics(tp) / w=(ψ=φ-xu),topics=ルジャンドル変換,other=~,s=~,i=~,doc=r-6-1~6;r-5-2~9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6]=&quot;&quot;;[.C6];CONCATENATE([.C6];&quot; / &quot;;[.E6]))" office:value-type="string" office:string-value=":m RES 1*2 / free# JVEMV6 68#_81:2 / 68. theoretical-physics(tp) / w=(ψ=φ-xu),topics=ルジャンドル変換,other=~,s=~,i=~,doc=r-6-1~6;r-5-2~9">
            <text:p>:m RES 1*2 / free# JVEMV6 68#_81:2 / 68. theoretical-physics(tp) / w=(ψ=φ-xu),topics=ルジャンドル変換,other=~,s=~,i=~,doc=r-6-1~6;r-5-2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31_15-38-22_000.jpg</text:p>
          </table:table-cell>
          <table:table-cell table:style-name="ce19" office:value-type="string">
            <text:p>:m RES 2*2 / free# JVEMV6 68#_81:2 / 68. theoretical-physics(tp) / w=(ψ=φ-xu),topics=ルジャンドル変換,other=~,s=~,i=~,doc=r-6-1~6;r-5-2~9</text:p>
          </table:table-cell>
          <table:table-cell table:style-name="ce19"/>
          <table:table-cell table:style-name="ce4"/>
          <table:table-cell table:style-name="ce4" office:value-type="string">
            <text:p>N-35-35-22.805786 E-139-34-49.489746</text:p>
          </table:table-cell>
          <table:table-cell table:style-name="ce38" table:formula="of:=IF([.E7]=&quot;&quot;;[.C7];CONCATENATE([.C7];&quot; / &quot;;[.E7]))" office:value-type="string" office:string-value=":m RES 2*2 / free# JVEMV6 68#_81:2 / 68. theoretical-physics(tp) / w=(ψ=φ-xu),topics=ルジャンドル変換,other=~,s=~,i=~,doc=r-6-1~6;r-5-2~9">
            <text:p>:m RES 2*2 / free# JVEMV6 68#_81:2 / 68. theoretical-physics(tp) / w=(ψ=φ-xu),topics=ルジャンドル変換,other=~,s=~,i=~,doc=r-6-1~6;r-5-2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31_16-19-16_000.jpg</text:p>
          </table:table-cell>
          <table:table-cell table:style-name="ce20" office:value-type="string">
            <text:p>:bookmemo / 読んだ本 / 『農民兵士の声がきこえる』 / 著者=岩手・和我のペン、編</text:p>
          </table:table-cell>
          <table:table-cell table:style-name="ce19"/>
          <table:table-cell table:style-name="ce4"/>
          <table:table-cell table:style-name="ce4" office:value-type="string">
            <text:p>N-35-35-24.0 E-139-34-54.0</text:p>
          </table:table-cell>
          <table:table-cell table:style-name="ce38" table:formula="of:=IF([.E8]=&quot;&quot;;[.C8];CONCATENATE([.C8];&quot; / &quot;;[.E8]))" office:value-type="string" office:string-value=":bookmemo / 読んだ本 / 『農民兵士の声がきこえる』 / 著者=岩手・和我のペン、編">
            <text:p>:bookmemo / 読んだ本 / 『農民兵士の声がきこえる』 / 著者=岩手・和我のペン、編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31_18-03-39_000.jpg</text:p>
          </table:table-cell>
          <table:table-cell table:style-name="ce17" office:value-type="string">
            <text:p>:m RES 1*1 / free# JVEMV6 68#_81:3 / 68. theoretical-physics(tp) / w=(L=-H+q`p),topics=ルジャンドル変換；ラグランジアン,other=~,s=~,i=~,doc=r-6-1~6;r-5-2~9#6</text:p>
          </table:table-cell>
          <table:table-cell table:style-name="ce19"/>
          <table:table-cell table:style-name="ce4"/>
          <table:table-cell table:style-name="ce4" office:value-type="string">
            <text:p>N-35-35-24.536132 E-139-34-55.092773</text:p>
          </table:table-cell>
          <table:table-cell table:style-name="ce38" table:formula="of:=IF([.E9]=&quot;&quot;;[.C9];CONCATENATE([.C9];&quot; / &quot;;[.E9]))" office:value-type="string" office:string-value=":m RES 1*1 / free# JVEMV6 68#_81:3 / 68. theoretical-physics(tp) / w=(L=-H+q`p),topics=ルジャンドル変換；ラグランジアン,other=~,s=~,i=~,doc=r-6-1~6;r-5-2~9#6">
            <text:p>:m RES 1*1 / free# JVEMV6 68#_81:3 / 68. theoretical-physics(tp) / w=(L=-H+q`p),topics=ルジャンドル変換；ラグランジアン,other=~,s=~,i=~,doc=r-6-1~6;r-5-2~9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31_21-21-52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336364 E-139-34-44.051513</text:p>
          </table:table-cell>
          <table:table-cell table:style-name="ce38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01_07-19-54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1.336364 E-139-34-44.051513</text:p>
          </table:table-cell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01_07-21-16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8"/>
          <table:table-cell table:style-name="ce4"/>
          <table:table-cell table:style-name="ce4" office:value-type="string">
            <text:p>N-35-35-38.090515 E-139-34-56.356201</text:p>
          </table:table-cell>
          <table:table-cell table:style-name="ce38" table:formula="of:=IF([.E12]=&quot;&quot;;[.C12];CONCATENATE([.C12];&quot; / &quot;;[.E1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2021-08-31_19-02-56_000.mid</text:p>
          </table:table-cell>
          <table:table-cell table:style-name="ce8" office:value-type="string">
            <text:p>:in-mid / app=perfect-piano / 演奏、play / id-2021-08-31_19-02-56_000.mid / category=~,inst=shino,for=sequel:2021-08-29_18-35-06_000.mp4,genre=~,other=file-id:2021-08-29_18-35-06_000.mp4</text:p>
          </table:table-cell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in-mid / app=perfect-piano / 演奏、play / id-2021-08-31_19-02-56_000.mid / category=~,inst=shino,for=sequel:2021-08-29_18-35-06_000.mp4,genre=~,other=file-id:2021-08-29_18-35-06_000.mp4">
            <text:p>:in-mid / app=perfect-piano / 演奏、play / id-2021-08-31_19-02-56_000.mid / category=~,inst=shino,for=sequel:2021-08-29_18-35-06_000.mp4,genre=~,other=file-id:2021-08-29_18-35-06_000.mp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other / log / 寝る前　ウェブ閲覧　記録　（for オナニー） / 未了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1">2021/09/01</text:date>, <text:time>10:40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01T10:40:14.63</dc:date>
    <dc:creator>iwabuchi ken</dc:creator>
    <meta:editing-duration>P36DT8H43M49S</meta:editing-duration>
    <meta:editing-cycles>13253</meta:editing-cycles>
    <meta:document-statistic meta:table-count="1" meta:cell-count="442" meta:object-count="0"/>
  </office:meta>
</office:document-meta>
</file>